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c38" officeooo:paragraph-rsid="0064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68" officeooo:paragraph-rsid="0066a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01d" officeooo:paragraph-rsid="006c80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rsid="000da98f" officeooo:paragraph-rsid="000da98f"/>
    </style:style>
    <style:style style:name="P77" style:family="paragraph" style:parent-style-name="Standard">
      <style:paragraph-properties fo:break-before="page"/>
      <style:text-properties officeooo:rsid="000da98f" officeooo:paragraph-rsid="000ecbaf"/>
    </style:style>
    <style:style style:name="P78" style:family="paragraph" style:parent-style-name="Standard">
      <style:text-properties officeooo:rsid="000da98f" officeooo:paragraph-rsid="000ecbaf"/>
    </style:style>
    <style:style style:name="P79" style:family="paragraph" style:parent-style-name="Standard">
      <style:paragraph-properties fo:break-before="page"/>
      <style:text-properties officeooo:rsid="000da98f" officeooo:paragraph-rsid="001b622d"/>
    </style:style>
    <style:style style:name="P80" style:family="paragraph" style:parent-style-name="Standard">
      <style:text-properties officeooo:rsid="000da98f" officeooo:paragraph-rsid="001b622d"/>
    </style:style>
    <style:style style:name="P81" style:family="paragraph" style:parent-style-name="Standard">
      <style:paragraph-properties fo:break-before="page"/>
      <style:text-properties officeooo:rsid="000da98f" officeooo:paragraph-rsid="00323429"/>
    </style:style>
    <style:style style:name="P82" style:family="paragraph" style:parent-style-name="Standard">
      <style:text-properties officeooo:rsid="000da98f" officeooo:paragraph-rsid="00323429"/>
    </style:style>
    <style:style style:name="P83" style:family="paragraph" style:parent-style-name="Standard">
      <style:paragraph-properties fo:break-before="page"/>
      <style:text-properties officeooo:rsid="000da98f" officeooo:paragraph-rsid="0047375d"/>
    </style:style>
    <style:style style:name="P84" style:family="paragraph" style:parent-style-name="Standard">
      <style:text-properties officeooo:rsid="000da98f" officeooo:paragraph-rsid="0047375d"/>
    </style:style>
    <style:style style:name="P85" style:family="paragraph" style:parent-style-name="Standard">
      <style:paragraph-properties fo:break-before="page"/>
      <style:text-properties officeooo:rsid="000da98f" officeooo:paragraph-rsid="00531def"/>
    </style:style>
    <style:style style:name="P86" style:family="paragraph" style:parent-style-name="Standard">
      <style:text-properties officeooo:rsid="000da98f" officeooo:paragraph-rsid="00531def"/>
    </style:style>
    <style:style style:name="P87" style:family="paragraph" style:parent-style-name="Standard">
      <style:paragraph-properties fo:break-before="page"/>
      <style:text-properties officeooo:rsid="000da98f" officeooo:paragraph-rsid="0062ad5c"/>
    </style:style>
    <style:style style:name="P88" style:family="paragraph" style:parent-style-name="Standard">
      <style:text-properties officeooo:rsid="000da98f" officeooo:paragraph-rsid="0062ad5c"/>
    </style:style>
    <style:style style:name="P89" style:family="paragraph" style:parent-style-name="Standard">
      <style:text-properties officeooo:rsid="002b917d" officeooo:paragraph-rsid="002b917d"/>
    </style:style>
    <style:style style:name="P90" style:family="paragraph" style:parent-style-name="Standard">
      <style:text-properties style:text-line-through-style="solid" style:text-line-through-type="single" officeooo:rsid="002b917d" officeooo:paragraph-rsid="002b917d"/>
    </style:style>
    <style:style style:name="P9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00d9" officeooo:paragraph-rsid="00670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a0" officeooo:paragraph-rsid="0066a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e26c" officeooo:paragraph-rsid="0068e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dafa" officeooo:paragraph-rsid="0075d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style:style style:name="T41" style:family="text">
      <style:text-properties officeooo:rsid="0066a568"/>
    </style:style>
    <style:style style:name="T42" style:family="text">
      <style:text-properties officeooo:rsid="006700d9"/>
    </style:style>
    <style:style style:name="T43" style:family="text">
      <style:text-properties officeooo:rsid="0068e26c"/>
    </style:style>
    <style:style style:name="T44" style:family="text">
      <style:text-properties officeooo:rsid="0068ed5b"/>
    </style:style>
    <style:style style:name="T45" style:family="text">
      <style:text-properties officeooo:rsid="006ac9e1"/>
    </style:style>
    <style:style style:name="T46" style:family="text">
      <style:text-properties officeooo:rsid="006c801d"/>
    </style:style>
    <style:style style:name="T47" style:family="text">
      <style:text-properties officeooo:rsid="006d4a9c"/>
    </style:style>
    <style:style style:name="T48" style:family="text">
      <style:text-properties officeooo:rsid="006e9767"/>
    </style:style>
    <style:style style:name="T49" style:family="text">
      <style:text-properties officeooo:rsid="00712e26"/>
    </style:style>
    <style:style style:name="T50" style:family="text">
      <style:text-properties officeooo:rsid="0072b1d4"/>
    </style:style>
    <style:style style:name="T51" style:family="text">
      <style:text-properties officeooo:rsid="0074b7ad"/>
    </style:style>
    <style:style style:name="T52" style:family="text">
      <style:text-properties officeooo:rsid="00793c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76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76"/>
      <text:p text:style-name="P77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51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7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9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5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5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5">Employee: <text:s/>Wants to log into email client to view and send an email</text:p>
            <text:p text:style-name="P62"/>
            <text:p text:style-name="P62">Data Store: <text:s/>Storage location for authentication credentials</text:p>
            <text:p text:style-name="P62"/>
            <text:p text:style-name="P72">MFA Subsystem: <text:s/>Provides OTP for User</text:p>
            <text:p text:style-name="P62"/>
            <text:p text:style-name="P31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5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91">The email client establishes a secured, private connection to the system</text:p>
              </text:list-item>
              <text:list-item>
                <text:p text:style-name="P92">Email client provides the system with username and password </text:p>
              </text:list-item>
              <text:list-item>
                <text:p text:style-name="P91">The system verifies that the user exists in its data store</text:p>
              </text:list-item>
              <text:list-item>
                <text:p text:style-name="P91">The system verifies that the supplied password is equivalent to the password hash stored in the data store with the user</text:p>
              </text:list-item>
              <text:list-item>
                <text:p text:style-name="P93">The system asks the client for a OTP</text:p>
              </text:list-item>
              <text:list-item>
                <text:p text:style-name="P93">The email client asks the Employee for a OTP, and the employee provides the OTP to the email client</text:p>
              </text:list-item>
              <text:list-item>
                <text:p text:style-name="P93">The email client provides the OTP to the system</text:p>
              </text:list-item>
              <text:list-item>
                <text:p text:style-name="P93">The system creates a OTP request to the MFA subsystem and provides the OTP to the MFA subsystem</text:p>
              </text:list-item>
              <text:list-item>
                <text:p text:style-name="P93">The MFA subsystem responds indicating that the OTP is correct</text:p>
              </text:list-item>
              <text:list-item>
                <text:p text:style-name="P93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6">User does not exist:</text:p>
            <text:p text:style-name="P36">3a. The system does not find the User in the data store</text:p>
            <text:p text:style-name="P36">3b. The system returns an error to the client indicating that the user does not exist</text:p>
            <text:p text:style-name="P36"/>
            <text:p text:style-name="P36">User password is incorrect:</text:p>
            <text:p text:style-name="P36"><text:span text:style-name="T6">4</text:span>a. <text:span text:style-name="T7">The system returns an error to the client indicating that the password is incorrect</text:span></text:p>
            <text:p text:style-name="P36"/>
            <text:p text:style-name="P38">User provides incorrect OTP:</text:p>
            <text:p text:style-name="P38">9a. The MFA subsystem responds indicating an incorrect OTP</text:p>
            <text:p text:style-name="P38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78"/>
      <text:p text:style-name="P79">Use Case <text:span text:style-name="T8">2</text:span></text:p>
      <text:p text:style-name="P90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89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51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8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20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6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6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6">Employee: <text:s/>Wants to log into <text:span text:style-name="T9">a network switch to diagnose network troubles</text:span></text:p>
            <text:p text:style-name="P26"/>
            <text:p text:style-name="P63">Data Store: <text:s/>Storage location for SSH keys</text:p>
            <text:p text:style-name="P26"/>
            <text:p text:style-name="P32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121">Public key is added to SSH Server’s Trust Store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220960274139045" text:continue-numbering="true" text:style-name="L1">
              <text:list-item text:start-value="1">
                <text:p text:style-name="P94">The SSH Server establishes a secured, private connection to the system</text:p>
              </text:list-item>
              <text:list-item>
                <text:p text:style-name="P95">The SSH Server provides the system with the <text:span text:style-name="T11">employee’s username </text:span><text:span text:style-name="T50">and public key</text:span></text:p>
              </text:list-item>
              <text:list-item>
                <text:p text:style-name="P96">The system verifies that the user exists in the data store</text:p>
              </text:list-item>
              <text:list-item>
                <text:p text:style-name="P96">The system verifies that the user has a public key in the data store</text:p>
              </text:list-item>
              <text:list-item>
                <text:p text:style-name="P97">The system <text:span text:style-name="T52">provides a public key to the SSH Server </text:span></text:p>
              </text:list-item>
              <text:list-item>
                <text:p text:style-name="P98">The SSH Server then adds the public key to its local trust store</text:p>
              </text:list-item>
              <text:list-item>
                <text:p text:style-name="P99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7">User does not exist:</text:p>
            <text:p text:style-name="P37">3a. The system does not find the User in the data store</text:p>
            <text:p text:style-name="P37">3b. The system returns an error to the client indicating that the user does not exist</text:p>
            <text:p text:style-name="P37"/>
            <text:p text:style-name="P37">User <text:span text:style-name="T12">public key</text:span> is incorrect:</text:p>
            <text:p text:style-name="P37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80"/>
      <text:p text:style-name="P81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51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9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1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7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9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6">System Administrator <text:span text:style-name="T18">(Admin)</text:span>: <text:s/>Responsible for administering the system, such as integrating external services</text:p>
            <text:p text:style-name="P27"/>
            <text:p text:style-name="P27">Employee: <text:s/><text:span text:style-name="T16">Developer with a new API that requires tokens in order t</text:span><text:span text:style-name="T17">o use</text:span></text:p>
            <text:p text:style-name="P27"/>
            <text:p text:style-name="P61">Data Store: <text:s/><text:span text:style-name="T26">Storage location for App </text:span><text:span text:style-name="T27">authentication information</text:span></text:p>
            <text:p text:style-name="P42"/>
            <text:p text:style-name="P33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1518179402" text:style-name="L2">
              <text:list-item>
                <text:p text:style-name="P100">System Administrator is logged in</text:p>
              </text:list-item>
              <text:list-item>
                <text:p text:style-name="P101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9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220960274139045" text:style-name="L1">
              <text:list-item text:start-value="1">
                <text:p text:style-name="P102">Admin <text:span text:style-name="T19">opens </text:span><text:span text:style-name="T20">the “Administration” page</text:span></text:p>
              </text:list-item>
              <text:list-item>
                <text:p text:style-name="P103">Admin enters <text:span text:style-name="T21">App name</text:span></text:p>
              </text:list-item>
              <text:list-item>
                <text:p text:style-name="P104">Admin designates the <text:span text:style-name="T29">a</text:span>pp as an API that will need Tokens</text:p>
              </text:list-item>
              <text:list-item>
                <text:p text:style-name="P105">Admin enters <text:span text:style-name="T29">the a</text:span>pp resources that require authentication</text:p>
              </text:list-item>
              <text:list-item>
                <text:p text:style-name="P105">Admin selects ‘Save’</text:p>
              </text:list-item>
              <text:list-item>
                <text:p text:style-name="P106">System generates ID and Secret</text:p>
              </text:list-item>
              <text:list-item>
                <text:p text:style-name="P107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107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108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55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7">OAuth 2.0 Authentication</text:p>
          </table:table-cell>
        </table:table-row>
      </table:table>
      <text:p text:style-name="P82"/>
      <text:p text:style-name="P83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52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60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2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8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40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8">Employee: <text:s/><text:span text:style-name="T16">Developer with a new API that requires tokens in order t</text:span><text:span text:style-name="T17">o use</text:span></text:p>
            <text:p text:style-name="P28"/>
            <text:p text:style-name="P43"><text:span text:style-name="T28">Data</text:span> Store: <text:s/><text:span text:style-name="T28">Storage location for tokens and App authentication information</text:span></text:p>
            <text:p text:style-name="P43"/>
            <text:p text:style-name="P34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1518179402" text:style-name="L2">
              <text:list-item>
                <text:p text:style-name="P109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64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110">The <text:span text:style-name="T30">a</text:span>pp requests <text:span text:style-name="T30">a new token from the system</text:span></text:p>
              </text:list-item>
              <text:list-item>
                <text:p text:style-name="P111">The system requests authentication details from the app</text:p>
              </text:list-item>
              <text:list-item>
                <text:p text:style-name="P111">The app sends the authentication details to the system</text:p>
              </text:list-item>
              <text:list-item>
                <text:p text:style-name="P112">The system verifies the authentication details of the app</text:p>
              </text:list-item>
              <text:list-item>
                <text:p text:style-name="P112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6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8">OAuth 2.0 Authentication</text:p>
          </table:table-cell>
        </table:table-row>
      </table:table>
      <text:p text:style-name="P84"/>
      <text:p text:style-name="P85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53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65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3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9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41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9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9"/>
            <text:p text:style-name="P44"><text:span text:style-name="T28">Data</text:span> Store: <text:s/><text:span text:style-name="T28">Storage location for </text:span><text:span text:style-name="T36">accounts and account information</text:span></text:p>
            <text:p text:style-name="P44"/>
            <text:p text:style-name="P35">External Application <text:span text:style-name="T20">(App)</text:span>: <text:s/><text:span text:style-name="T34">Application that is using the system for authentication</text:span></text:p>
            <text:p text:style-name="P35"/>
            <text:p text:style-name="P66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9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70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13">The admin <text:span text:style-name="T38">opens the</text:span> “Administration” <text:span text:style-name="T38">page</text:span></text:p>
              </text:list-item>
              <text:list-item>
                <text:p text:style-name="P115">The admin selects “New User”</text:p>
              </text:list-item>
              <text:list-item>
                <text:p text:style-name="P115">The system returns the New User form</text:p>
              </text:list-item>
              <text:list-item>
                <text:p text:style-name="P115">The admin enters the employees necessary information into the form including full name, job title, organization, username and password</text:p>
              </text:list-item>
              <text:list-item>
                <text:p text:style-name="P115">The admin indicates that the password needs changed on login</text:p>
              </text:list-item>
              <text:list-item>
                <text:p text:style-name="P116">The admin indicates that the user will use MFA</text:p>
              </text:list-item>
              <text:list-item>
                <text:p text:style-name="P117">The admin clicks ‘Save’</text:p>
              </text:list-item>
              <text:list-item>
                <text:p text:style-name="P117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7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9">-</text:p>
          </table:table-cell>
        </table:table-row>
      </table:table>
      <text:p text:style-name="P86"/>
      <text:p text:style-name="P87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6">Use Case Section</text:p>
          </table:table-cell>
          <table:table-cell table:style-name="Table8.B1" office:value-type="string">
            <text:p text:style-name="P54">Description</text:p>
          </table:table-cell>
        </table:table-row>
        <table:table-row>
          <table:table-cell table:style-name="Table8.A2" office:value-type="string">
            <text:p text:style-name="P16">Use Case Name</text:p>
          </table:table-cell>
          <table:table-cell table:style-name="Table8.B2" office:value-type="string">
            <text:p text:style-name="P71">Forgotten Password</text:p>
          </table:table-cell>
        </table:table-row>
        <table:table-row>
          <table:table-cell table:style-name="Table8.A2" office:value-type="string">
            <text:p text:style-name="P16">Scope</text:p>
          </table:table-cell>
          <table:table-cell table:style-name="Table8.B2" office:value-type="string">
            <text:p text:style-name="P24">Secure Authentication System</text:p>
          </table:table-cell>
        </table:table-row>
        <table:table-row>
          <table:table-cell table:style-name="Table8.A2" office:value-type="string">
            <text:p text:style-name="P16">Level</text:p>
          </table:table-cell>
          <table:table-cell table:style-name="Table8.B2" office:value-type="string">
            <text:p text:style-name="P30">Sub function</text:p>
          </table:table-cell>
        </table:table-row>
        <table:table-row>
          <table:table-cell table:style-name="Table8.A2" office:value-type="string">
            <text:p text:style-name="P16">Primary Actor</text:p>
          </table:table-cell>
          <table:table-cell table:style-name="Table8.B2" office:value-type="string">
            <text:p text:style-name="P75">Customer</text:p>
          </table:table-cell>
        </table:table-row>
        <table:table-row>
          <table:table-cell table:style-name="Table8.A2" office:value-type="string">
            <text:p text:style-name="P16">Stakeholders and Interests</text:p>
          </table:table-cell>
          <table:table-cell table:style-name="Table8.B2" office:value-type="string">
            <text:p text:style-name="P68"><text:span text:style-name="T46">Customer</text:span>: <text:s/><text:span text:style-name="T47">Customer</text:span><text:span text:style-name="T40"> who forgot their password</text:span></text:p>
            <text:p text:style-name="P68"/>
            <text:p text:style-name="P45"><text:span text:style-name="T28">Data</text:span> Store: <text:s/><text:span text:style-name="T28">Storage location for </text:span><text:span text:style-name="T36">accounts and account information</text:span></text:p>
            <text:p text:style-name="P67"/>
          </table:table-cell>
        </table:table-row>
        <table:table-row>
          <table:table-cell table:style-name="Table8.A2" office:value-type="string">
            <text:p text:style-name="P16">Preconditions</text:p>
          </table:table-cell>
          <table:table-cell table:style-name="Table8.B2" office:value-type="string">
            <text:p text:style-name="P74">- <text:span text:style-name="T46">The customer</text:span> is at the login screen</text:p>
            <text:p text:style-name="P74">- The <text:span text:style-name="T46">customer</text:span> has MFA enabled and configured properly</text:p>
          </table:table-cell>
        </table:table-row>
        <table:table-row>
          <table:table-cell table:style-name="Table8.A2" office:value-type="string">
            <text:p text:style-name="P16">Success Guarantee</text:p>
          </table:table-cell>
          <table:table-cell table:style-name="Table8.B2" office:value-type="string">
            <text:p text:style-name="P73">The new password is saved to the data store</text:p>
          </table:table-cell>
        </table:table-row>
        <table:table-row>
          <table:table-cell table:style-name="Table8.A2" office:value-type="string">
            <text:p text:style-name="P16">Main Success Scenario</text:p>
          </table:table-cell>
          <table:table-cell table:style-name="Table8.B2" office:value-type="string">
            <text:list text:continue-numbering="true" text:style-name="L4">
              <text:list-item text:start-value="1">
                <text:p text:style-name="P114">The <text:span text:style-name="T46">customer</text:span><text:span text:style-name="T41"> clicks ‘Forgot Password’</text:span></text:p>
              </text:list-item>
              <text:list-item>
                <text:p text:style-name="P118">The system requests a Username from the <text:span text:style-name="T47">customer</text:span>, and the <text:span text:style-name="T47">customer</text:span> provides it</text:p>
              </text:list-item>
              <text:list-item>
                <text:p text:style-name="P119">The system submits a One-Time Password (OTP) request to the MFA system</text:p>
              </text:list-item>
              <text:list-item>
                <text:p text:style-name="P119">The system asks the <text:span text:style-name="T47">customer </text:span>for a OTP</text:p>
              </text:list-item>
              <text:list-item>
                <text:p text:style-name="P119">The <text:span text:style-name="T47">customer</text:span> provides the OTP <text:span text:style-name="T42">to the system</text:span></text:p>
              </text:list-item>
              <text:list-item>
                <text:p text:style-name="P118">The system v<text:span text:style-name="T43">erifies the OTP is correct with the MFA system</text:span></text:p>
              </text:list-item>
              <text:list-item>
                <text:p text:style-name="P120">The system presents the user for a ‘New Password’ form</text:p>
              </text:list-item>
              <text:list-item>
                <text:p text:style-name="P120">The <text:span text:style-name="T48">customer</text:span> enters in their new password</text:p>
              </text:list-item>
              <text:list-item>
                <text:p text:style-name="P120">The system <text:span text:style-name="T44">saves the new password to the database </text:span><text:span text:style-name="T45">for the </text:span><text:span text:style-name="T48">customer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6">Extensions</text:p>
          </table:table-cell>
          <table:table-cell table:style-name="Table8.B2" office:value-type="string">
            <text:p text:style-name="P58">-</text:p>
          </table:table-cell>
        </table:table-row>
        <table:table-row>
          <table:table-cell table:style-name="Table8.A2" office:value-type="string">
            <text:p text:style-name="P16">Special Requirements</text:p>
          </table:table-cell>
          <table:table-cell table:style-name="Table8.B2" office:value-type="string">
            <text:p text:style-name="P50">-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22T20:02:30.020153863</dc:date>
    <meta:editing-duration>PT5H42M51S</meta:editing-duration>
    <meta:editing-cycles>115</meta:editing-cycles>
    <meta:document-statistic meta:table-count="8" meta:image-count="0" meta:object-count="0" meta:page-count="8" meta:paragraph-count="243" meta:word-count="1433" meta:character-count="8656" meta:non-whitespace-character-count="7492"/>
  </office:meta>
</office:document-meta>
</file>